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c2416f" officeooo:paragraph-rsid="03c2416f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c2416f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719ddc" style:font-style-asian="normal" style:font-style-complex="normal"/>
    </style:style>
    <style:style style:name="T7" style:family="text">
      <style:text-properties fo:font-style="normal" officeooo:rsid="029b4360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4176b8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5e4394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aa0f15" style:font-style-asian="normal" style:font-style-complex="normal"/>
    </style:style>
    <style:style style:name="T14" style:family="text">
      <style:text-properties fo:font-style="normal" officeooo:rsid="03b2c453" style:font-style-asian="normal" style:font-style-complex="normal"/>
    </style:style>
    <style:style style:name="T15" style:family="text">
      <style:text-properties fo:font-style="normal" officeooo:rsid="03c3ea89" style:font-style-asian="normal" style:font-style-complex="normal"/>
    </style:style>
    <style:style style:name="T16" style:family="text">
      <style:text-properties fo:font-style="normal" officeooo:rsid="03c56da5" style:font-style-asian="normal" style:font-style-complex="normal"/>
    </style:style>
    <style:style style:name="T17" style:family="text">
      <style:text-properties fo:font-style="normal" officeooo:rsid="03c74c55" style:font-style-asian="normal" style:font-style-complex="normal"/>
    </style:style>
    <style:style style:name="T18" style:family="text">
      <style:text-properties fo:font-style="normal" officeooo:rsid="03c7f61f" style:font-style-asian="normal" style:font-style-complex="normal"/>
    </style:style>
    <style:style style:name="T19" style:family="text">
      <style:text-properties fo:font-style="normal" officeooo:rsid="03c83d88" style:font-style-asian="normal" style:font-style-complex="normal"/>
    </style:style>
    <style:style style:name="T20" style:family="text">
      <style:text-properties fo:font-style="normal" officeooo:rsid="03c9b963" style:font-style-asian="normal" style:font-style-complex="normal"/>
    </style:style>
    <style:style style:name="T21" style:family="text">
      <style:text-properties officeooo:rsid="000a14f6"/>
    </style:style>
    <style:style style:name="T22" style:family="text">
      <style:text-properties officeooo:rsid="005714b7"/>
    </style:style>
    <style:style style:name="T23" style:family="text">
      <style:text-properties officeooo:rsid="00880dbe"/>
    </style:style>
    <style:style style:name="T24" style:family="text">
      <style:text-properties officeooo:rsid="007c6d62"/>
    </style:style>
    <style:style style:name="T25" style:family="text">
      <style:text-properties officeooo:rsid="01e21ff5"/>
    </style:style>
    <style:style style:name="T26" style:family="text">
      <style:text-properties officeooo:rsid="0233449b"/>
    </style:style>
    <style:style style:name="T27" style:family="text">
      <style:text-properties officeooo:rsid="02317916"/>
    </style:style>
    <style:style style:name="T28" style:family="text">
      <style:text-properties officeooo:rsid="02867bcd"/>
    </style:style>
    <style:style style:name="T29" style:family="text">
      <style:text-properties officeooo:rsid="0063a409"/>
    </style:style>
    <style:style style:name="T30" style:family="text">
      <style:text-properties officeooo:rsid="034a2232"/>
    </style:style>
    <style:style style:name="T31" style:family="text">
      <style:text-properties officeooo:rsid="0387836c"/>
    </style:style>
    <style:style style:name="T32" style:family="text">
      <style:text-properties officeooo:rsid="03a5e499"/>
    </style:style>
    <style:style style:name="T33" style:family="text">
      <style:text-properties officeooo:rsid="03b2c453"/>
    </style:style>
    <style:style style:name="T34" style:family="text">
      <style:text-properties officeooo:rsid="03b4652d"/>
    </style:style>
    <style:style style:name="T35" style:family="text">
      <style:text-properties officeooo:rsid="03c241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34">Esser-</text:span>Skala, 201<text:span text:style-name="T28">8</text:span></text:p>
      <text:p text:style-name="P18"/>
      <text:p text:style-name="P18"/>
      <text:p text:style-name="P13">© 201<text:span text:style-name="T28">8</text:span> by Wolfgang <text:span text:style-name="T34">Esser-</text:span>Skala. This edition is licensed under the<text:span text:style-name="T30"><text:line-break/></text:span>Creative Commons Attribution<text:span text:style-name="T23">-NonCommercial-ShareAlike</text:span> 4.0 International License.<text:span text:style-name="T30"><text:line-break/></text:span>To view a copy of this license, visit http://creativecommons.org/licenses/by<text:span text:style-name="T24">-nc-sa</text:span>/4.0/.</text:p>
      <text:p text:style-name="P12"/>
      <text:p text:style-name="P14">Music engraving by LilyPond 2.18.0 (http://www.lilypond.org).<text:span text:style-name="T22"><text:line-break/>Front matter</text:span> typeset with EB Garamond (http://www.georgduffner.at/ebgaramond).</text:p>
      <text:p text:style-name="P18"/>
      <text:p text:style-name="P11">First <text:span text:style-name="T25">version</text:span>, <text:span text:style-name="T33">September 2018</text:span></text:p>
      <text:p text:style-name="P25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7">This edition <text:span text:style-name="T3">of the </text:span><text:span text:style-name="T2">Gloria</text:span><text:span text:style-name="T3"> </text:span>bases upon <text:span text:style-name="T2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248201</text:span> (siglum Mus.2973-D-<text:span text:style-name="T35">13</text:span>).</text:p>
      <text:p text:style-name="P3"/>
      <text:p text:style-name="P4">In general, this edition closely follows the <text:span text:style-name="T31">manuscript</text:span>. Any changes <text:span text:style-name="T21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20"/>
      <text:p text:style-name="P5"/>
      <text:p text:style-name="P8"><text:span text:style-name="T1">Bar<text:tab/>Staff<text:tab/>Note</text:span><text:span text:style-name="T10"><text:tab/></text:span><text:span text:style-name="T12"><text:line-break/></text:span><text:span text:style-name="T19">23<text:tab/>cor 1, 2<text:tab/>bar missing in Ms<text:line-break/></text:span><text:span text:style-name="T16">30<text:tab/>vl 1, 2<text:tab/>1st eight: grace note missing in Ms<text:line-break/></text:span><text:span text:style-name="T17">103<text:tab/>vla<text:tab/>1st eighth in Ms: b′8<text:line-break/></text:span><text:span text:style-name="T15">115<text:tab/>S<text:tab/>bar in Ms: b′2.</text:span><text:span text:style-name="T18"><text:line-break/>131f<text:tab/>vla<text:tab/>bars missing in Ms</text:span><text:span text:style-name="T20"><text:line-break/><text:line-break/>228<text:tab/>vla<text:tab/>3rd quarter in Ms: d′4</text:span><text:span text:style-name="T13"><text:line-break/></text:span><text:span text:style-name="T11"><text:line-break/></text:span><text:span text:style-name="T7"><text:line-break/></text:span><text:span text:style-name="T9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27">wolfgang</text:span> (at) <text:span text:style-name="T26">esser-skala</text:span>.at<text:span text:style-name="T27"> or create an issue or pull request on the edition’s GitHub page (https://github.com/skafdasschaf/ galuppi-gloria-BurG-I-26)</text:span>. Your help will be greatly appreciated.</text:p>
      <text:p text:style-name="P9"/>
      <text:p text:style-name="P9"/>
      <text:p text:style-name="P9"><text:span text:style-name="T5">Salzburg, </text:span><text:span text:style-name="T14">September</text:span><text:span text:style-name="T5"> 201</text:span><text:span text:style-name="T6">8</text:span><text:line-break/>Wolfgang <text:span text:style-name="T34">Esser-</text:span>Skala</text:p>
      <text:p text:style-name="P24"/>
      <text:p text:style-name="P22"><text:span text:style-name="T30"><text:line-break/></text:span>C O N T E N T S</text:p>
      <text:p text:style-name="P16"/>
      <text:p text:style-name="P15"/>
      <text:p text:style-name="P10">Gloria</text:p>
      <text:p text:style-name="P17"><text:tab/>1<text:span text:style-name="T32">.1</text:span><text:tab/><text:span text:style-name="T35">Gloria</text:span><text:tab/><text:span text:style-name="T35">1<text:line-break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9-13T21:48:03.626940023</dc:date>
    <dc:creator>Wolfgang Skala</dc:creator>
    <meta:editing-duration>P10DT4H11M50S</meta:editing-duration>
    <meta:editing-cycles>882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275" meta:character-count="1820" meta:non-whitespace-character-count="1536"/>
  </office:meta>
</office:document-meta>
</file>